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44000001B6DBEAE5DD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Calibri2" svg:font-family="Calibri, 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Verdana" svg:font-family="Verdana, Verdana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libri3" fo:font-weight="bold" style:font-weight-asian="bold" style:font-weight-complex="bold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text-properties style:font-name-asian="Calibri2" style:font-name-complex="Calibri2"/>
    </style:style>
    <style:style style:name="P10" style:family="paragraph" style:parent-style-name="Standard">
      <style:text-properties style:text-line-through-style="none" fo:font-size="9pt" style:text-underline-style="none" fo:font-weight="normal" style:font-name-asian="Calibri2" style:font-size-asian="9pt" style:font-weight-asian="normal" style:font-name-complex="Calibri2" style:font-size-complex="9pt" style:font-weight-complex="normal"/>
    </style:style>
    <style:style style:name="P11" style:family="paragraph" style:parent-style-name="Standard">
      <style:text-properties style:text-line-through-style="none" style:text-underline-style="none" fo:font-weight="normal" style:font-name-asian="Calibri2" style:font-weight-asian="normal" style:font-name-complex="Calibri2" style:font-weight-complex="normal"/>
    </style:style>
    <style:style style:name="P12" style:family="paragraph" style:parent-style-name="Standard">
      <style:text-properties fo:color="#000000" style:font-name="Calibri2" fo:font-size="9pt" style:font-name-asian="Calibri2" style:font-size-asian="9pt" style:font-name-complex="Calibri2" style:font-size-complex="9pt"/>
    </style:style>
    <style:style style:name="P13" style:family="paragraph" style:parent-style-name="UrbanBody">
      <style:paragraph-properties fo:text-align="end" style:justify-single-word="false"/>
      <style:text-properties fo:font-size="16pt" style:font-size-asian="16pt" style:font-size-complex="16pt"/>
    </style:style>
    <style:style style:name="P14" style:family="paragraph" style:parent-style-name="UrbanTitle2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UrbanTitle2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Default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Default">
      <style:paragraph-properties fo:text-align="end" style:justify-single-word="false" style:text-autospace="none"/>
      <style:text-properties fo:color="#000000" style:font-name="Verdana" fo:font-size="11pt" style:font-name-asian="Verdana" style:font-size-asian="11pt" style:font-name-complex="Verdana" style:font-size-complex="11pt"/>
    </style:style>
    <style:style style:name="P18" style:family="paragraph" style:parent-style-name="Default">
      <style:paragraph-properties style:text-autospace="none"/>
      <style:text-properties fo:color="#000000" style:font-name="Verdana" fo:font-size="11pt" style:font-name-asian="Verdana" style:font-size-asian="11pt" style:font-name-complex="Verdana" style:font-size-complex="11pt"/>
    </style:style>
    <style:style style:name="P19" style:family="paragraph" style:parent-style-name="Default">
      <style:paragraph-properties style:text-autospace="none"/>
      <style:text-properties style:text-line-through-style="none" style:font-name="Calibri2" fo:font-size="20pt" style:text-underline-style="none" fo:font-weight="bold" style:font-name-asian="Calibri2" style:font-size-asian="20pt" style:font-weight-asian="bold" style:font-name-complex="Calibri2" style:font-size-complex="20pt" style:font-weight-complex="bold"/>
    </style:style>
    <style:style style:name="P20" style:family="paragraph" style:parent-style-name="Default">
      <style:paragraph-properties fo:text-align="center" style:justify-single-word="false" style:text-autospace="none"/>
      <style:text-properties style:text-line-through-style="none" style:font-name="Calibri2" fo:font-size="20pt" style:text-underline-style="none" fo:font-weight="bold" style:font-name-asian="Calibri2" style:font-size-asian="20pt" style:font-weight-asian="bold" style:font-name-complex="Calibri2" style:font-size-complex="20pt" style:font-weight-complex="bold"/>
    </style:style>
    <style:style style:name="P21" style:family="paragraph" style:parent-style-name="Default">
      <style:paragraph-properties fo:text-align="center" style:justify-single-word="false" style:text-autospace="none"/>
      <style:text-properties style:font-name="Calibri2" fo:font-size="11.5pt" fo:font-style="normal" style:font-name-asian="Calibri2" style:font-size-asian="11.5pt" style:font-style-asian="normal" style:font-name-complex="Calibri2" style:font-size-complex="11.5pt" style:font-style-complex="normal"/>
    </style:style>
    <style:style style:name="P22" style:family="paragraph" style:parent-style-name="Standard" style:list-style-name="L1">
      <style:text-properties fo:font-size="9pt" style:font-size-asian="9pt" style:font-size-complex="9pt"/>
    </style:style>
    <style:style style:name="P23" style:family="paragraph" style:parent-style-name="Standard" style:list-style-name="L2">
      <style:text-properties fo:font-size="9pt" style:font-size-asian="9pt" style:font-size-complex="9pt"/>
    </style:style>
    <style:style style:name="P24" style:family="paragraph" style:parent-style-name="Standard" style:list-style-name="L3">
      <style:text-properties fo:font-size="9pt" style:font-size-asian="9pt" style:font-size-complex="9pt"/>
    </style:style>
    <style:style style:name="P25" style:family="paragraph" style:parent-style-name="Standard" style:list-style-name="L4">
      <style:text-properties fo:font-size="9pt" style:font-size-asian="9pt" style:font-size-complex="9pt"/>
    </style:style>
    <style:style style:name="P26" style:family="paragraph" style:parent-style-name="Standard" style:list-style-name="L4">
      <style:text-properties style:text-line-through-style="none" fo:font-size="9pt" style:text-underline-style="none" fo:font-weight="normal" style:font-name-asian="Calibri2" style:font-size-asian="9pt" style:font-weight-asian="normal" style:font-name-complex="Calibri2" style:font-size-complex="9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color="#ff0000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0c0c0" style:background-transparency="0%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5"/><text:span text:style-name="T3"><text:s text:c="2"/></text:span><text:s text:c="20"/><text:span text:style-name="T3">Dossier n° : </text:span><text:span text:style-name="T4"><text:text-input text:description="">self.getReference()</text:text-input></text:span><text:span text:style-name="T4"> / </text:span><text:span text:style-name="T4"><text:text-input text:description="">tool.getCurrentFolderManagerInitials()</text:text-input></text:span></text:p>
      <text:p text:style-name="P5"><draw:frame draw:style-name="fr1" draw:name="Cadre2" text:anchor-type="paragraph" svg:x="-0.631cm" svg:y="0.005cm" svg:width="7.195cm" draw:z-index="0"><draw:text-box fo:min-height="4.724cm"><text:p text:style-name="P2"><office:annotation><dc:creator>Gauthier Bastien</dc:creator><dc:date>2011-01-13T14:56:41</dc:date><text:p text:style-name="P27"><text:span text:style-name="T7">do text</text:span></text:p><text:p text:style-name="P27"><text:span text:style-name="T7">from document(at=header, format='odt')</text:span></text:p></office:annotation><text:span text:style-name="T2">Import depuis header.odt</text:span></text:p></draw:text-box></draw:frame></text:p>
      <text:p text:style-name="P5"/>
      <text:p text:style-name="P5"/>
      <text:p text:style-name="P5"><draw:frame draw:style-name="fr2" draw:name="Cadre1" text:anchor-type="paragraph" svg:x="8.05cm" svg:y="0.014cm" svg:width="10.061cm" svg:height="3.041cm" draw:z-index="1"><draw:text-box><text:p text:style-name="P3">&lt;%TitreNomPrenom%&gt;<text:line-break/>&lt;%AdresseLigne1%&gt;<text:line-break/>&lt;%AdresseLigne2%&gt;</text:p><text:p text:style-name="P4"/><text:p text:style-name="Standard"/><text:p text:style-name="Standard"/><text:p text:style-name="Standard"/><text:p text:style-name="Standard"/><text:p text:style-name="Standard"/><text:p text:style-name="P6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P13"><text:tab/><text:tab/><text:tab/><text:tab/><text:tab/><text:tab/></text:p>
      <text:p text:style-name="P15">Veuillez transférer ce présent document à votre éventuel locataire.</text:p>
      <text:p text:style-name="P17"/>
      <text:p text:style-name="P17">Annexe n°26</text:p>
      <text:p text:style-name="P14"/>
      <text:p text:style-name="P16"><draw:frame draw:style-name="fr4" draw:name="images1" text:anchor-type="paragraph" svg:width="3cm" svg:height="4.069cm" draw:z-index="2"><draw:image xlink:href="Pictures/200000090000144000001B6DBEAE5DD5.svm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Commune de <text:span text:style-name="T6"><text:text-input text:description="">tool.getCityName()</text:text-input></text:span></text:p>
      <text:p text:style-name="P19"><draw:frame draw:style-name="fr3" draw:name="Cadre3" text:anchor-type="paragraph" svg:x="2.131cm" svg:y="0.39cm" svg:width="12.746cm" draw:z-index="3"><draw:text-box fo:min-height="1.875cm"><text:p text:style-name="P20">URBANISME </text:p><text:p text:style-name="P20">AVIS D’ENQUETE PUBLIQUE </text:p></draw:text-box></draw:frame></text:p>
      <text:p text:style-name="P19"/>
      <text:p text:style-name="P19"/>
      <text:p text:style-name="Standard"/>
      <text:p text:style-name="P12"><text:s/>(1) Le collège communal fait savoir qu’il est saisi - que le fonctionnaire délégué est saisi - que le Gouvernement est saisi d’une demande de : </text:p>
      <text:p text:style-name="Standard">permis d’urbanisation - modification de permis d’urbanisation - permis d'urbanisme - </text:p>
      <text:p text:style-name="Standard">permis d’urbanisme de constructions groupées - certificat d’urbanisme n°2 </text:p>
      <text:p text:style-name="Standard"/>
      <text:p text:style-name="Standard">(1) Le demandeur est M……………….. - demeurant à …………………….- dont les bureaux se trouvent à ………………….…………………………………………………………………………………………………………. </text:p>
      <text:p text:style-name="Standard">Le terrain concerné est situé à ................., rue...................................n°…. cadastré………………………………… </text:p>
      <text:p text:style-name="Standard"/>
      <text:p text:style-name="Standard">(2) Le projet consiste en………………………… et présente les caractéristiques suivantes </text:p>
      <text:p text:style-name="Standard">(1) L’enquête publique est réalisée en vertu de l’article - D.IV.40 - R.IV.40-1. - D.VIII.13 - du Code du Développement Territorial. </text:p>
      <text:p text:style-name="P11">Le dossier peut être consulté durant la période d’enquête à l’adresse suivante : ……….. Annexe n°26 </text:p>
      <text:p text:style-name="P9">- (3) les jours ouvrables de .....h.... à ….h….; </text:p>
      <text:p text:style-name="P8">- (1) (4) les .. /.. /…, ../../…. jusqu’à 20 heures ; </text:p>
      <text:p text:style-name="P8">les samedis .. /.. /…, ../../… jusqu’à …h…. </text:p>
      <text:p text:style-name="P8">Pour les consultations jusqu’à 20 heures ou le samedi matin , rendez-vous doit être pris au plus tard 24 heures à l’avance auprès de (5) M………………………téléphone :……….mail :………… </text:p>
      <text:p text:style-name="P8">L’enquête publique est ouverte le ../../…. et clôturée le ../../…. </text:p>
      <text:p text:style-name="P8">Les réclamations et observations écrites sont à adresser au collège communal, </text:p>
      <text:p text:style-name="P8">- par courrier ordinaire à l’adresse suivante : ……………….. , </text:p>
      <text:p text:style-name="P8">- par télécopie au numéro :…….., </text:p>
      <text:list xml:id="list567198691" text:style-name="L1">
        <text:list-item>
          <text:p text:style-name="P22">(6) par courrier électronique à l’adresse suivante :……………</text:p>
        </text:list-item>
        <text:list-item>
          <text:p text:style-name="P22">remises à (5) M…………. dont le bureau se trouve ……………</text:p>
        </text:list-item>
      </text:list>
      <text:list xml:id="list180755767" text:style-name="L2">
        <text:list-header>
          <text:p text:style-name="P23"/>
        </text:list-header>
      </text:list>
      <text:p text:style-name="P8">L’enveloppe, la télécopie ou le courrier électronique portera la mention :……………… </text:p>
      <text:p text:style-name="P8">Les réclamations et observations orales peuvent être formulées pendant la même période sur rendez-vous auprès de (5) M…………ou lors de la séance de clôture de l’enquête. </text:p>
      <text:p text:style-name="P8">La séance de clôture de l’enquête publique aura lieu à l’adresse suivante :………………, le ../.. /…. , à……h…. </text:p>
      <text:list xml:id="list1777967492" text:style-name="L3">
        <text:list-item>
          <text:p text:style-name="P24">Le conseiller en aménagement du territoire et en urbanisme - le conseiller en environnement - la personne chargé(e) de donner des explications sur le projet - est (5)M………………….dont le bureau se trouve à………………………………………….</text:p>
        </text:list-item>
        <text:list-item>
          <text:p text:style-name="P24"/>
        </text:list-item>
      </text:list>
      <text:p text:style-name="P8"/>
      <text:p text:style-name="P8"><text:soft-page-break/>(2) Décrire les caractéristiques principales du projet et préciser s’il s’écarte ou déroge à un plan, schéma ou guide ou à une carte d’affectation des sols. </text:p>
      <text:p text:style-name="P8">(3) Heures d’ouverture des bureaux. </text:p>
      <text:p text:style-name="P8">(4) Un jour par semaine jusqu’à 20 heures ou le samedi matin. </text:p>
      <text:p text:style-name="P8">(5) Le conseiller en aménagement du territoire et en urbanisme, le conseiller en environnement, le collège communal ou l'agent communal désigné à cette fin. </text:p>
      <text:p text:style-name="P8">(6) Non obligatoire. </text:p>
      <text:p text:style-name="P8"/>
      <text:p text:style-name="P8">____________________________________________________________________________ </text:p>
      <text:p text:style-name="P10"/>
      <text:list xml:id="list487607897" text:style-name="L4">
        <text:list-item>
          <text:p text:style-name="P26">Biffer la ou les mentions inutiles.</text:p>
          <text:p text:style-name="P25"/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5" text:anchor-type="paragraph" svg:x="-0.766cm" svg:y="0.026cm" svg:width="19.29cm" draw:z-index="4"><draw:text-box fo:min-height="4.413cm"><text:p text:style-name="P1"><office:annotation><dc:creator>Gauthier Bastien</dc:creator><dc:date>2011-01-13T14:56:41</dc:date><text:p>do text</text:p><text:p>from document(at=footer, format='odt')</text:p></office:annotation><text:span text:style-name="T1">Import depuis footer.odt</text:span></text:p></draw:text-box></draw:frame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Calibri2" svg:font-family="Calibri, 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Verdana" svg:font-family="Verdana, Verdana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UrbanFooter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fo:line-height="107%" fo:hyphenation-ladder-count="no-limit"/>
      <style:text-properties style:font-name="Calibri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size="12pt" fo:font-weight="bold" style:font-size-asian="12pt" style:font-weight-asian="bold" style:font-size-complex="12pt" style:font-weight-complex="bold"/>
    </style:style>
    <style:style style:name="police24" style:family="paragraph" style:parent-style-name="Standard" style:class="text">
      <style:text-properties fo:font-size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Verdana" fo:font-size="12pt" style:font-name-asian="Verdana" style:font-size-asian="12pt" style:font-name-complex="Verdana" style:font-size-complex="12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07cm" fo:margin-bottom="0.41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7-06-20T12:03:55</dc:date>
    <dc:language>fr-FR</dc:language>
    <meta:editing-cycles>189</meta:editing-cycles>
    <meta:editing-duration>P1DT22H7M8S</meta:editing-duration>
    <meta:print-date>2017-05-18T17:14:40.69</meta:print-date>
    <dc:creator>Ngaha </dc:creator>
    <meta:document-statistic meta:table-count="0" meta:image-count="1" meta:object-count="0" meta:page-count="2" meta:paragraph-count="40" meta:word-count="435" meta:character-count="3066" meta:non-whitespace-character-count="2595"/>
    <meta:user-defined meta:name="Info 1"/>
    <meta:user-defined meta:name="Info 2"/>
    <meta:user-defined meta:name="Info 3"/>
    <meta:user-defined meta:name="Info 4"/>
  </office:meta>
</office:document-meta>
</file>